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e3b74" officeooo:paragraph-rsid="000e3b74"/>
    </style:style>
    <style:style style:name="P2" style:family="paragraph" style:parent-style-name="Standard">
      <style:text-properties fo:language="ru" fo:country="RU" officeooo:rsid="000e3b74" officeooo:paragraph-rsid="000fda6d"/>
    </style:style>
    <style:style style:name="P3" style:family="paragraph" style:parent-style-name="Standard">
      <style:text-properties fo:language="ru" fo:country="RU" fo:font-weight="bold" officeooo:rsid="00127759" officeooo:paragraph-rsid="00127759" style:font-weight-asian="bold" style:font-weight-complex="bold"/>
    </style:style>
    <style:style style:name="P4" style:family="paragraph" style:parent-style-name="Standard">
      <style:text-properties fo:language="ru" fo:country="RU" fo:font-weight="bold" officeooo:rsid="00139a88" officeooo:paragraph-rsid="00139a88" style:font-weight-asian="bold" style:font-weight-complex="bold"/>
    </style:style>
    <style:style style:name="P5" style:family="paragraph" style:parent-style-name="Standard">
      <style:text-properties fo:language="ru" fo:country="RU" fo:font-weight="bold" officeooo:rsid="00139a88" officeooo:paragraph-rsid="001e0df0" style:font-weight-asian="bold" style:font-weight-complex="bold"/>
    </style:style>
    <style:style style:name="P6" style:family="paragraph" style:parent-style-name="Standard">
      <style:text-properties fo:language="ru" fo:country="RU" officeooo:rsid="001a03c8" officeooo:paragraph-rsid="001a03c8"/>
    </style:style>
    <style:style style:name="P7" style:family="paragraph" style:parent-style-name="Standard">
      <style:text-properties fo:language="ru" fo:country="RU" officeooo:rsid="001e0df0" officeooo:paragraph-rsid="001e0df0"/>
    </style:style>
    <style:style style:name="P8" style:family="paragraph" style:parent-style-name="Standard">
      <style:text-properties fo:language="ru" fo:country="RU" officeooo:rsid="001f98e0" officeooo:paragraph-rsid="001f98e0"/>
    </style:style>
    <style:style style:name="P9" style:family="paragraph" style:parent-style-name="Standard">
      <style:text-properties fo:language="ru" fo:country="RU" officeooo:rsid="002319d8" officeooo:paragraph-rsid="002319d8"/>
    </style:style>
    <style:style style:name="P10" style:family="paragraph" style:parent-style-name="Standard">
      <style:text-properties fo:font-size="22pt" fo:language="ru" fo:country="RU" fo:font-weight="bold" officeooo:rsid="000e3b74" officeooo:paragraph-rsid="000e3b74" style:font-size-asian="22pt" style:font-weight-asian="bold" style:font-size-complex="22pt" style:font-weight-complex="bold"/>
    </style:style>
    <style:style style:name="P11" style:family="paragraph" style:parent-style-name="Standard">
      <style:text-properties fo:font-size="22pt" fo:language="ru" fo:country="RU" fo:font-weight="bold" officeooo:rsid="001b5384" officeooo:paragraph-rsid="000e3b74" style:font-size-asian="22pt" style:font-weight-asian="bold" style:font-size-complex="22pt" style:font-weight-complex="bold"/>
    </style:style>
    <style:style style:name="P12" style:family="paragraph" style:parent-style-name="Standard">
      <style:paragraph-properties fo:margin-left="0cm" fo:margin-right="0cm" fo:text-indent="0cm" style:auto-text-indent="true"/>
      <style:text-properties fo:language="ru" fo:country="RU" officeooo:rsid="000e3b74" officeooo:paragraph-rsid="00158b4e"/>
    </style:style>
    <style:style style:name="P13" style:family="paragraph" style:parent-style-name="Standard">
      <style:paragraph-properties fo:margin-left="0cm" fo:margin-right="0cm" fo:text-indent="0cm" style:auto-text-indent="true"/>
      <style:text-properties fo:language="ru" fo:country="RU" officeooo:rsid="00176bd6" officeooo:paragraph-rsid="00158b4e"/>
    </style:style>
    <style:style style:name="P14" style:family="paragraph" style:parent-style-name="Standard">
      <style:paragraph-properties fo:margin-left="0cm" fo:margin-right="0cm" fo:text-indent="0cm" style:auto-text-indent="true"/>
      <style:text-properties fo:language="ru" fo:country="RU" officeooo:rsid="001a03c8" officeooo:paragraph-rsid="001a03c8"/>
    </style:style>
    <style:style style:name="P15" style:family="paragraph" style:parent-style-name="Standard">
      <style:text-properties fo:language="ru" fo:country="RU" officeooo:rsid="001a03c8" officeooo:paragraph-rsid="0029340f"/>
    </style:style>
    <style:style style:name="P16" style:family="paragraph" style:parent-style-name="Standard">
      <style:text-properties fo:language="ru" fo:country="RU" officeooo:rsid="0029340f" officeooo:paragraph-rsid="0029340f"/>
    </style:style>
    <style:style style:name="P17" style:family="paragraph" style:parent-style-name="Standard">
      <style:text-properties fo:language="ru" fo:country="RU" officeooo:rsid="001e0df0" officeooo:paragraph-rsid="001e0df0"/>
    </style:style>
    <style:style style:name="P18" style:family="paragraph" style:parent-style-name="Standard">
      <style:text-properties fo:language="ru" fo:country="RU" officeooo:rsid="002a0dac" officeooo:paragraph-rsid="002a0dac"/>
    </style:style>
    <style:style style:name="P19" style:family="paragraph" style:parent-style-name="Standard">
      <style:text-properties fo:language="ru" fo:country="RU" officeooo:rsid="000e3b74" officeooo:paragraph-rsid="000e3b74"/>
    </style:style>
    <style:style style:name="T1" style:family="text">
      <style:text-properties officeooo:rsid="001441eb"/>
    </style:style>
    <style:style style:name="T2" style:family="text">
      <style:text-properties officeooo:rsid="00158b4e"/>
    </style:style>
    <style:style style:name="T3" style:family="text">
      <style:text-properties officeooo:rsid="00176bd6"/>
    </style:style>
    <style:style style:name="T4" style:family="text">
      <style:text-properties officeooo:rsid="001d0d63"/>
    </style:style>
    <style:style style:name="T5" style:family="text">
      <style:text-properties officeooo:rsid="001e0df0"/>
    </style:style>
    <style:style style:name="T6" style:family="text">
      <style:text-properties officeooo:rsid="00212d59"/>
    </style:style>
    <style:style style:name="T7" style:family="text">
      <style:text-properties officeooo:rsid="0025d33b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5d33b" style:font-weight-asian="bold" style:font-weight-complex="bold"/>
    </style:style>
    <style:style style:name="T10" style:family="text">
      <style:text-properties officeooo:rsid="002934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Баннер <text:span text:style-name="T10">Акция кот1</text:span></text:p>
      <text:p text:style-name="P6">Активная ссылка на баннере <text:s/><text:span text:style-name="T7">внизу: </text:span><text:span text:style-name="T9">Специальное предложение</text:span><text:span text:style-name="T8"> для частных домов</text:span></text:p>
      <text:p text:style-name="P16">или</text:p>
      <text:p text:style-name="P16">Баннер Акция кот2</text:p>
      <text:p text:style-name="P15">Активная ссылка на баннере <text:s/><text:span text:style-name="T10">посередине: </text:span><text:span text:style-name="T9">Специальное предложение</text:span><text:span text:style-name="T8"> для частных домов</text:span></text:p>
      <text:p text:style-name="P6"/>
      <text:p text:style-name="P7"/>
      <text:p text:style-name="P18">Переход:</text:p>
      <text:p text:style-name="P18"/>
      <text:p text:style-name="P7">Структура страницы:</text:p>
      <text:p text:style-name="P7">Название акции</text:p>
      <text:p text:style-name="P7">Описание</text:p>
      <text:p text:style-name="P9">Условия</text:p>
      <text:p text:style-name="P8">Ссылка на тарифы <text:span text:style-name="T6">(или вывести тарифы на страницу)</text:span></text:p>
      <text:p text:style-name="P7">Ссылка на форму заявки</text:p>
      <text:p text:style-name="P11"/>
      <text:p text:style-name="P10"><text:span text:style-name="T1">Успейте подключить скоростной Интернет в частный дом всего за 1900 рублей</text:span>!</text:p>
      <text:p text:style-name="P1"/>
      <text:p text:style-name="P12">Выбирайте тариф "Коттедж-Реактивный" (100 Мбит/с) и подключайте Интернет за 1900 рублей! </text:p>
      <text:p text:style-name="P12">Выбирайте тариф "Коттедж-Скоростной" (60 Мбит/с) и подключайте Интернет за 3900 рублей! </text:p>
      <text:p text:style-name="P12">Стандартная стоимость подключения составляет 5900 рублей (возможен выбор любого тарифа для частного сектора).</text:p>
      <text:p text:style-name="P12"/>
      <text:p text:style-name="P12">ВОЗМОЖНА РАССРОЧКА ОПЛАТЫ!</text:p>
      <text:p text:style-name="P13"/>
      <text:p text:style-name="P14">Условия:</text:p>
      <text:p text:style-name="P12"><text:span text:style-name="T2">При участии в акции </text:span>переход <text:span text:style-name="T3">на тарифы с меньшей скоростью недоступен для тарифа «Коттедж-Реактивный» в течение 12 месяцев с даты подключения, для тарифа «Коттедж-Скоростной» в течение 24 месяцев с даты подключения.</text:span></text:p>
      <text:p text:style-name="P12">На акционных тарифах добровольная блокировка услуг и участие в акциях, снижающих размер абонентской платы доступны только после внесения и списания в полном объеме ежемесячной абонентской платы за 12 месяцев (при стоимости подключения 1900 руб.) или 24 месяца (при стоимости подключения 3900 руб.).</text:p>
      <text:p text:style-name="P12"/>
      <text:p text:style-name="P12">Указанные условия действительны при заключении договора с 01.0<text:span text:style-name="T4">8</text:span>.2017 по 31.0<text:span text:style-name="T4">8</text:span>.2017. </text:p>
      <text:p text:style-name="P2"/>
      <text:p text:style-name="P5">Ссылка тарифы для частного сектора</text:p>
      <text:p text:style-name="P3"/>
      <text:p text:style-name="P3">Ссылка Оставьте заявку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0:32:26.158000000</meta:creation-date>
    <dc:date>2017-08-30T13:48:15.769000000</dc:date>
    <meta:editing-duration>PT1H26M19S</meta:editing-duration>
    <meta:editing-cycles>18</meta:editing-cycles>
    <meta:generator>LibreOffice/5.1.1.3$Windows_x86 LibreOffice_project/89f508ef3ecebd2cfb8e1def0f0ba9a803b88a6d</meta:generator>
    <meta:document-statistic meta:table-count="0" meta:image-count="0" meta:object-count="0" meta:page-count="1" meta:paragraph-count="23" meta:word-count="187" meta:character-count="1367" meta:non-whitespace-character-count="1198"/>
  </office:meta>
</office:document-meta>
</file>